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a085" officeooo:paragraph-rsid="0012a0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rawgit.com/xavic01/paginaweb1/master/pagina%20web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7:35:39.714000000</meta:creation-date>
    <dc:date>2017-10-09T17:35:58.775000000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62" meta:non-whitespace-character-count="62"/>
    <meta:generator>LibreOffice/5.1.3.2$Windows_x86 LibreOffice_project/644e4637d1d8544fd9f56425bd6cec110e49301b</meta:generator>
  </office:meta>
</office:document-meta>
</file>